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Heading1" style:family="paragraph">
      <style:text-properties fo:language="en" fo:country="US"/>
    </style:style>
    <style:style style:name="P4" style:parent-style-name="Normal" style:family="paragraph">
      <style:text-properties fo:language="en" fo:country="US"/>
    </style:style>
    <style:style style:name="P5" style:parent-style-name="Heading1" style:family="paragraph">
      <style:text-properties fo:language="en" fo:country="US"/>
    </style:style>
    <style:style style:name="P6" style:parent-style-name="Normal" style:family="paragraph">
      <style:text-properties fo:language="en" fo:country="US"/>
    </style:style>
    <style:style style:name="P7" style:parent-style-name="Heading1" style:family="paragraph">
      <style:text-properties fo:language="en" fo:country="US"/>
    </style:style>
    <style:style style:name="P8" style:parent-style-name="Normal" style:family="paragraph">
      <style:text-properties fo:language="en" fo:country="US"/>
    </style:style>
    <style:style style:name="P9" style:parent-style-name="Heading1" style:family="paragraph">
      <style:text-properties fo:language="en" fo:country="US"/>
    </style:style>
    <style:style style:name="P10" style:parent-style-name="Normal" style:family="paragraph">
      <style:text-properties fo:language="en" fo:country="US"/>
    </style:style>
    <style:style style:name="P11" style:parent-style-name="Heading1" style:family="paragraph">
      <style:text-properties fo:language="en" fo:country="US"/>
    </style:style>
    <style:style style:name="P12" style:parent-style-name="Normal" style:family="paragraph">
      <style:text-properties fo:language="en" fo:country="US"/>
    </style:style>
    <style:style style:name="P13" style:parent-style-name="Heading1" style:family="paragraph">
      <style:text-properties fo:language="en" fo:country="US"/>
    </style:style>
    <style:style style:name="P14" style:parent-style-name="Normal" style:family="paragraph">
      <style:text-properties fo:language="en" fo:country="US"/>
    </style:style>
    <style:style style:name="P15" style:parent-style-name="Heading1" style:family="paragraph">
      <style:text-properties fo:language="en" fo:country="US"/>
    </style:style>
    <style:style style:name="P16" style:parent-style-name="Normal" style:family="paragraph">
      <style:text-properties fo:language="en" fo:country="US"/>
    </style:style>
    <style:style style:name="P17" style:parent-style-name="Heading1" style:family="paragraph">
      <style:text-properties fo:language="en" fo:country="US"/>
    </style:style>
    <style:style style:name="T18" style:parent-style-name="DefaultParagraphFont" style:family="text">
      <style:text-properties fo:language="en" fo:country="US"/>
    </style:style>
    <style:style style:name="T19" style:parent-style-name="DefaultParagraphFont" style:family="text">
      <style:text-properties fo:language="en" fo:country="US"/>
    </style:style>
    <style:style style:name="T20" style:parent-style-name="DefaultParagraphFont" style:family="text">
      <style:text-properties fo:language="en" fo:country="US"/>
    </style:style>
  </office:automatic-styles>
  <office:body>
    <office:text text:use-soft-page-breaks="true">
      <text:h text:style-name="P1" text:outline-level="1">Backend Database</text:h>
      <text:p text:style-name="P2">PostgreSQL database for users and events<text:s/></text:p>
      <text:h text:style-name="P3" text:outline-level="1">API</text:h>
      <text:p text:style-name="P4">Django – will talk to the front end and the android application</text:p>
      <text:h text:style-name="P5" text:outline-level="1">Front End</text:h>
      <text:p text:style-name="P6">Angular – possible conflict with Django needs<text:s/>further research<text:s/></text:p>
      <text:h text:style-name="P7" text:outline-level="1">Data Collection</text:h>
      <text:p text:style-name="P8">User will be asked what places they like to visit and what genres of music and other activities they like to do</text:p>
      <text:h text:style-name="P9" text:outline-level="1">Android App</text:h>
      <text:p text:style-name="P10">Basic app that will allow user to log into profile and browse through events/gigs that are on. This app will also relay location information to the database about the locations the user goes to</text:p>
      <text:h text:style-name="P11" text:outline-level="1">Location</text:h>
      <text:p text:style-name="P12">Initial idea was to use google maps api for location based services, this is now a paid service so another api might be chosen</text:p>
      <text:h text:style-name="P13" text:outline-level="1">Places Information</text:h>
      <text:p text:style-name="P14">Initial idea was to use google maps places api which returns information about locations, this is now paid service I might possibly need funding for using these. Open Street Map Overpass</text:p>
      <text:h text:style-name="P15" text:outline-level="1">Event/Gig information</text:h>
      <text:p text:style-name="P16">The information about gigs and events will be sourced from facebooks, twitters, ticketmasters and possible other apis (further research into event apis needed) and they will be stored on a temporary bases until the event is no longer available.</text:p>
      <text:h text:style-name="P17" text:outline-level="1">Machine Learning Aspect</text:h>
      <text:p text:style-name="Normal"><text:span text:style-name="T18">Information will be collected from the users phone and stored in<text:s/></text:span><text:span text:style-name="T19">the database specific to each user. This information will be compared to the place what type of place it is and what they do ie pub live music. This information will be processed so that other locations and possible events can be recommended to the user. W</text:span><text:span text:style-name="T20">ill need to look into finding a dataset to train this machine learning algorith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mes Ward</meta:initial-creator>
    <dc:creator>James Ward</dc:creator>
    <meta:creation-date>2018-10-01T16:41:00Z</meta:creation-date>
    <dc:date>2018-10-12T13:04:00Z</dc:date>
    <meta:template xlink:href="Normal.dotm" xlink:type="simple"/>
    <meta:editing-cycles>3</meta:editing-cycles>
    <meta:editing-duration>PT840S</meta:editing-duration>
    <meta:document-statistic meta:page-count="1" meta:paragraph-count="3" meta:word-count="234" meta:character-count="1568" meta:row-count="11" meta:non-whitespace-character-count="1337"/>
  </office:meta>
</office:document-meta>
</file>